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/>
          <table:table-cell office:value-type="string" calcext:value-type="string">
            <text:p>Test 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-00-00</text:date>, <text:time style:data-style-name="N2" text:time-value="19:59:06.874950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20T13:36:26.692753982</dc:date>
    <meta:editing-duration>PT18H23M47S</meta:editing-duration>
    <meta:editing-cycles>28</meta:editing-cycles>
    <meta:generator>LibreOffice/5.1.4.2$Linux_X86_64 LibreOffice_project/10m0$Build-2</meta:generator>
    <meta:document-statistic meta:table-count="1" meta:cell-count="254" meta:object-count="0"/>
  </office:meta>
</office:document-meta>
</file>